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20000016E3FD365E8BC37D6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44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normal" fo:font-style="normal" style:text-underline-style="none" fo:font-weight="normal" style:font-name-asian="Century Schoolbook" style:font-size-asian="32pt" style:font-style-asian="normal" style:font-weight-asian="normal" style:font-name-complex="Century Schoolbook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g draw:name="Group 11">
          <draw:frame draw:name="Picture 12" draw:style-name="gr1" draw:text-style-name="P1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2" draw:text-style-name="P3" draw:layer="layout" svg:width="12.407cm" svg:height="2.237cm" svg:x="0.965cm" svg:y="13.007cm">
            <text:p text:style-name="P2"><text:span text:style-name="T1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" draw:style-name="gr3" draw:text-style-name="P3" draw:layer="layout" svg:width="20.188cm" svg:height="5.837cm" svg:x="12.935cm" svg:y="10.351cm">
          <text:p text:style-name="P4"><text:span text:style-name="T2">Trying a softmax</text:span></text:p>
          <text:p text:style-name="P4"><text:span text:style-name="T2">classif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3" draw:layer="layout" svg:width="8.279cm" svg:height="8.577cm" svg:x="3.035cm" svg:y="3.297cm">
          <text:p text:style-name="P10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5" draw:text-style-name="P1" draw:layer="layout" svg:x1="13.434cm" svg:y1="9.473cm" svg:x2="32.624cm" svg:y2="9.522cm">
          <text:p/>
        </draw:line>
        <draw:frame draw:name="Title 1" presentation:style-name="pr1" draw:text-style-name="P6" draw:layer="layout" svg:width="20.12cm" svg:height="5.074cm" svg:x="12.969cm" svg:y="3.57cm" presentation:class="title" presentation:user-transformed="true">
          <draw:text-box>
            <text:p text:style-name="P5"><text:span text:style-name="T3">Multi-class</text:span><text:span text:style-name="T3"><text:line-break/></text:span><text:span text:style-name="T3">classificat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derstanding softmax" draw:style-name="dp1" draw:master-page-name="Title_20_and_20_Content" presentation:presentation-page-layout-name="AL2T11">
        <draw:frame draw:name="Title 1" presentation:style-name="pr3" draw:text-style-name="P9" draw:layer="layout" svg:width="33.65cm" svg:height="3.681cm" svg:x="0.508cm" svg:y="0.508cm" presentation:class="title" presentation:user-transformed="true">
          <draw:text-box>
            <text:p text:style-name="P8"><text:span text:style-name="T4">Understanding softmax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ss function" draw:style-name="dp1" draw:master-page-name="Title_20_and_20_Content" presentation:presentation-page-layout-name="AL2T11">
        <draw:frame draw:name="Title 1" presentation:style-name="pr3" draw:text-style-name="P9" draw:layer="layout" svg:width="33.65cm" svg:height="3.681cm" svg:x="0.508cm" svg:y="0.508cm" presentation:class="title" presentation:user-transformed="true">
          <draw:text-box>
            <text:p text:style-name="P8"><text:span text:style-name="T4">Loss function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 of softmax classifier" draw:style-name="dp1" draw:master-page-name="Title_20_and_20_Content" presentation:presentation-page-layout-name="AL2T11">
        <draw:frame draw:name="Title 1" presentation:style-name="pr3" draw:text-style-name="P9" draw:layer="layout" svg:width="33.65cm" svg:height="3.681cm" svg:x="0.508cm" svg:y="0.508cm" presentation:class="title" presentation:user-transformed="true">
          <draw:text-box>
            <text:p text:style-name="P8"><text:span text:style-name="T4">Summary of softmax classifier</text:span></text:p>
          </draw:text-box>
        </draw:frame>
        <draw:g draw:name="Group 2">
          <draw:custom-shape draw:name="TextBox 3" draw:style-name="gr7" draw:text-style-name="P3" draw:layer="layout" svg:width="1.295cm" svg:height="1.603cm" svg:x="1.184cm" svg:y="5.135cm">
            <text:p text:style-name="P10"><text:span text:style-name="T5">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" draw:style-name="gr8" draw:text-style-name="P1" draw:layer="layout" svg:width="2.603cm" svg:height="0.001cm" svg:x="2.289cm" svg:y="5.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" draw:style-name="gr8" draw:text-style-name="P1" draw:layer="layout" svg:width="1.964cm" svg:height="0.001cm" svg:x="6.051cm" svg:y="5.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" draw:style-name="gr8" draw:text-style-name="P1" draw:layer="layout" svg:width="2cm" svg:height="0.001cm" svg:x="9.175cm" svg:y="5.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" draw:style-name="gr8" draw:text-style-name="P1" draw:layer="layout" svg:width="2.037cm" svg:height="0.001cm" svg:x="12.335cm" svg:y="5.83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8" draw:style-name="gr8" draw:text-style-name="P1" draw:layer="layout" svg:width="1.954cm" svg:height="0.001cm" svg:x="15.532cm" svg:y="5.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" draw:style-name="gr8" draw:text-style-name="P1" draw:layer="layout" svg:width="1.765cm" svg:height="0.001cm" svg:x="21.662cm" svg:y="5.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10" draw:style-name="gr9" draw:text-style-name="P3" draw:layer="layout" svg:width="1.033cm" svg:height="1.41cm" svg:x="25.908cm" svg:y="5.135cm">
            <text:p text:style-name="P10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1" draw:style-name="gr10" draw:text-style-name="P3" draw:layer="layout" svg:width="1.033cm" svg:height="1.41cm" svg:x="25.908cm" svg:y="5.135cm">
            <text:p text:style-name="P10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1">
            <draw:custom-shape draw:name="Rounded Rectangle 49" draw:style-name="gr11" draw:text-style-name="P3" draw:layer="layout" svg:width="1.157cm" svg:height="3.288cm" svg:x="14.373cm" svg:y="4.196cm">
              <text:p text:style-name="P4"/>
  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Oval 50" draw:style-name="gr12" draw:text-style-name="P3" draw:layer="layout" svg:width="0.805cm" svg:height="0.76cm" svg:x="14.547cm" svg:y="4.4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1" draw:style-name="gr12" draw:text-style-name="P3" draw:layer="layout" svg:width="0.805cm" svg:height="0.76cm" svg:x="14.547cm" svg:y="5.478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2" draw:style-name="gr12" draw:text-style-name="P3" draw:layer="layout" svg:width="0.805cm" svg:height="0.76cm" svg:x="14.547cm" svg:y="6.567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roup 12">
            <draw:custom-shape draw:name="Rounded Rectangle 43" draw:style-name="gr11" draw:text-style-name="P3" draw:layer="layout" svg:width="1.157cm" svg:height="5.136cm" svg:x="11.177cm" svg:y="3.272cm">
              <text:p text:style-name="P4"/>
  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Oval 44" draw:style-name="gr12" draw:text-style-name="P3" draw:layer="layout" svg:width="0.805cm" svg:height="0.76cm" svg:x="11.353cm" svg:y="3.399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5" draw:style-name="gr12" draw:text-style-name="P3" draw:layer="layout" svg:width="0.805cm" svg:height="0.76cm" svg:x="11.353cm" svg:y="5.463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6" draw:style-name="gr12" draw:text-style-name="P3" draw:layer="layout" svg:width="0.805cm" svg:height="0.76cm" svg:x="11.353cm" svg:y="6.495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7" draw:style-name="gr12" draw:text-style-name="P3" draw:layer="layout" svg:width="0.805cm" svg:height="0.76cm" svg:x="11.353cm" svg:y="7.528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8" draw:style-name="gr12" draw:text-style-name="P3" draw:layer="layout" svg:width="0.805cm" svg:height="0.76cm" svg:x="11.353cm" svg:y="4.431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roup 13">
            <draw:custom-shape draw:name="Rounded Rectangle 39" draw:style-name="gr11" draw:text-style-name="P3" draw:layer="layout" svg:width="1.157cm" svg:height="3.288cm" svg:x="20.504cm" svg:y="4.196cm">
              <text:p text:style-name="P4"/>
  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Oval 40" draw:style-name="gr12" draw:text-style-name="P3" draw:layer="layout" svg:width="0.805cm" svg:height="0.76cm" svg:x="20.678cm" svg:y="4.4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1" draw:style-name="gr12" draw:text-style-name="P3" draw:layer="layout" svg:width="0.805cm" svg:height="0.76cm" svg:x="20.678cm" svg:y="5.478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2" draw:style-name="gr12" draw:text-style-name="P3" draw:layer="layout" svg:width="0.805cm" svg:height="0.76cm" svg:x="20.678cm" svg:y="6.567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roup 14">
            <draw:custom-shape draw:name="Rounded Rectangle 35" draw:style-name="gr11" draw:text-style-name="P3" draw:layer="layout" svg:width="1.157cm" svg:height="3.288cm" svg:x="17.487cm" svg:y="4.196cm">
              <text:p text:style-name="P4"/>
  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Oval 36" draw:style-name="gr12" draw:text-style-name="P3" draw:layer="layout" svg:width="0.805cm" svg:height="0.76cm" svg:x="17.661cm" svg:y="4.4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7" draw:style-name="gr12" draw:text-style-name="P3" draw:layer="layout" svg:width="0.805cm" svg:height="0.76cm" svg:x="17.661cm" svg:y="5.478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8" draw:style-name="gr12" draw:text-style-name="P3" draw:layer="layout" svg:width="0.805cm" svg:height="0.76cm" svg:x="17.661cm" svg:y="6.567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roup 15">
            <draw:custom-shape draw:name="Rounded Rectangle 29" draw:style-name="gr11" draw:text-style-name="P3" draw:layer="layout" svg:width="1.157cm" svg:height="5.136cm" svg:x="8.017cm" svg:y="3.272cm">
              <text:p text:style-name="P4"/>
  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Oval 30" draw:style-name="gr12" draw:text-style-name="P3" draw:layer="layout" svg:width="0.805cm" svg:height="0.76cm" svg:x="8.193cm" svg:y="3.399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1" draw:style-name="gr12" draw:text-style-name="P3" draw:layer="layout" svg:width="0.805cm" svg:height="0.76cm" svg:x="8.193cm" svg:y="5.463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2" draw:style-name="gr12" draw:text-style-name="P3" draw:layer="layout" svg:width="0.805cm" svg:height="0.76cm" svg:x="8.193cm" svg:y="6.495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3" draw:style-name="gr12" draw:text-style-name="P3" draw:layer="layout" svg:width="0.805cm" svg:height="0.76cm" svg:x="8.193cm" svg:y="7.528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4" draw:style-name="gr12" draw:text-style-name="P3" draw:layer="layout" svg:width="0.805cm" svg:height="0.76cm" svg:x="8.193cm" svg:y="4.431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roup 16">
            <draw:custom-shape draw:name="Rounded Rectangle 25" draw:style-name="gr11" draw:text-style-name="P3" draw:layer="layout" svg:width="1.157cm" svg:height="3.288cm" svg:x="4.893cm" svg:y="4.196cm">
              <text:p text:style-name="P4"/>
  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Oval 26" draw:style-name="gr12" draw:text-style-name="P3" draw:layer="layout" svg:width="0.805cm" svg:height="0.76cm" svg:x="5.067cm" svg:y="4.4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7" draw:style-name="gr12" draw:text-style-name="P3" draw:layer="layout" svg:width="0.805cm" svg:height="0.76cm" svg:x="5.067cm" svg:y="5.478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8" draw:style-name="gr12" draw:text-style-name="P3" draw:layer="layout" svg:width="0.805cm" svg:height="0.76cm" svg:x="5.067cm" svg:y="6.567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Straight Arrow Connector 17" draw:style-name="gr8" draw:text-style-name="P1" draw:layer="layout" svg:width="1.857cm" svg:height="0.001cm" svg:x="18.646cm" svg:y="5.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8" draw:style-name="gr8" draw:text-style-name="P1" draw:layer="layout" svg:width="1.321cm" svg:height="0.001cm" svg:x="24.587cm" svg:y="5.84cm">
            <text:p/>
            <draw:enhanced-geometry draw:mirror-horizontal="false" draw:mirror-vertical="false" svg:viewBox="0 0 21600 21600" draw:type="mso-spt32" draw:enhanced-path="M 0 0 L 21600 21600 N"/>
          </draw:custom-shape>
          <draw:g draw:name="Group 19">
            <draw:custom-shape draw:name="Rounded Rectangle 20" draw:style-name="gr11" draw:text-style-name="P3" draw:layer="layout" svg:width="1.157cm" svg:height="4.236cm" svg:x="23.428cm" svg:y="3.721cm">
              <text:p text:style-name="P4"/>
  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Oval 21" draw:style-name="gr12" draw:text-style-name="P3" draw:layer="layout" svg:width="0.805cm" svg:height="0.76cm" svg:x="23.605cm" svg:y="3.848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2" draw:style-name="gr12" draw:text-style-name="P3" draw:layer="layout" svg:width="0.805cm" svg:height="0.76cm" svg:x="23.605cm" svg:y="5.913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3" draw:style-name="gr12" draw:text-style-name="P3" draw:layer="layout" svg:width="0.805cm" svg:height="0.76cm" svg:x="23.605cm" svg:y="6.945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4" draw:style-name="gr12" draw:text-style-name="P3" draw:layer="layout" svg:width="0.805cm" svg:height="0.76cm" svg:x="23.605cm" svg:y="4.881cm">
              <text:p text:style-name="P4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16">16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216cm" svg:y="0.26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16">16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Andrew Ng</dc:creator>
    <meta:editing-cycles>192</meta:editing-cycles>
    <meta:creation-date>2017-07-10T20:19:53</meta:creation-date>
    <dc:date>2017-08-03T06:10:26</dc:date>
    <meta:editing-duration>P3DT20H19M</meta:editing-duration>
    <meta:generator>LibreOffice/5.1.6.2$Linux_X86_64 LibreOffice_project/10m0$Build-2</meta:generator>
    <meta:document-statistic meta:object-count="10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